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in" fo:margin-bottom="0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indent="-0.25in" style:auto-text-indent="false"/>
    </style:style>
    <style:style style:name="P29" style:family="paragraph" style:parent-style-name="Heading_20_1" style:list-style-name="WWNum2"/>
    <style:style style:name="P30" style:family="paragraph" style:parent-style-name="Heading_20_1" style:list-style-name="WWNum2">
      <style:paragraph-properties fo:break-before="auto" fo:break-after="auto"/>
    </style:style>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nit 07. Assessable activities 01</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January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Deadline</text:span></text:a><text:span text:style-name="T18"><text:tab/>3</text:span></text:p>
          <text:p text:style-name="P14"><text:a xlink:type="simple" xlink:href="#_9maybllx2a09" text:style-name="Index_20_Link" text:visited-style-name="Index_20_Link"><text:span text:style-name="T18">2. Observations prior to carrying out assessable tasks</text:span></text:a><text:span text:style-name="T18"><text:tab/>3</text:span></text:p>
          <text:p text:style-name="P14"><text:a xlink:type="simple" xlink:href="#_mddm13ai61n6" text:style-name="Index_20_Link" text:visited-style-name="Index_20_Link"><text:span text:style-name="T18">3. Activity 01</text:span></text:a><text:span text:style-name="T18"><text:tab/>3</text:span></text:p>
          <text:p text:style-name="P14"><text:a xlink:type="simple" xlink:href="#_prlcuwla7k5b" text:style-name="Index_20_Link" text:visited-style-name="Index_20_Link"><text:span text:style-name="T18">4. Activity 02</text:span></text:a><text:span text:style-name="T18"><text:tab/>3</text:span></text:p>
          <text:p text:style-name="P14"><text:a xlink:type="simple" xlink:href="#_2jrdb1qtixer" text:style-name="Index_20_Link" text:visited-style-name="Index_20_Link"><text:span text:style-name="T18">5. Activity 03</text:span></text:a><text:span text:style-name="T18"><text:tab/>3</text:span></text:p>
          <text:p text:style-name="P15"><text:a xlink:type="simple" xlink:href="#_2onmo9h3ztu2" text:style-name="Index_20_Link" text:visited-style-name="Index_20_Link"><text:span text:style-name="T18">6. Activity 04</text:span></text:a><text:span text:style-name="T18"><text:tab/>3</text:span></text:p>
        </text:index-body>
      </text:table-of-content>
      <text:p text:style-name="P17"/>
      <text:p text:style-name="P17"/>
      <text:p text:style-name="P17"/>
      <text:p text:style-name="P19"/>
      <text:p text:style-name="P19"/>
      <text:p text:style-name="P19"/>
      <text:p text:style-name="P20"/>
      <text:p text:style-name="P20"/>
      <text:p text:style-name="P20"/>
      <text:p text:style-name="P20"/>
      <text:p text:style-name="P20"/>
      <text:p text:style-name="P20"/>
      <text:p text:style-name="P20"/>
      <text:p text:style-name="P21"><text:span text:style-name="T15">UD07. Assessable activities 01</text:span></text:p>
      <text:list xml:id="list2199994974" text:style-name="WWNum2">
        <text:list-item>
          <text:p text:style-name="P30"><text:bookmark text:name="_dbh0n1vac4c8"/>Deadline</text:p>
        </text:list-item>
      </text:list>
      <text:p text:style-name="Standard"><text:span text:style-name="T10">Submission deadline: Friday, February 10 at 11:55 p.m.</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1236934618937" text:continue-numbering="true" text:style-name="WWNum2">
        <text:list-item>
          <text:p text:style-name="P30"><text:bookmark text:name="_9maybllx2a09"/><text:soft-page-break/>Observations prior to carrying out assessable tasks</text:p>
        </text:list-item>
      </text:list>
      <text:p text:style-name="P16">For the delivery it is required to deliver several files, deliver them compressed in a single file with a “.zip” extension.</text:p>
      <text:p text:style-name="P11"><text:span text:style-name="T11"><text:s/>❕</text:span><text:span text:style-name="T12"> </text:span><text:span text:style-name="T10">Attention: </text:span>Failure to comply with these considerations can reduce the grade up to 3 points.</text:p>
      <text:list xml:id="list1236520560221" text:continue-numbering="true" text:style-name="WWNum2">
        <text:list-item>
          <text:p text:style-name="P29"><text:bookmark text:name="_mddm13ai61n6"/>Activity 01</text:p>
        </text:list-item>
      </text:list>
      <text:p text:style-name="P10">Use the tool <text:a xlink:type="simple" xlink:href="https://logomaster.ai/" text:style-name="ListLabel_20_10" text:visited-style-name="ListLabel_20_10"><text:span text:style-name="T20">https://logomaster.ai/</text:span></text:a> or <text:a xlink:type="simple" xlink:href="https://coollogo.com/" text:style-name="ListLabel_20_10" text:visited-style-name="ListLabel_20_10"><text:span text:style-name="T20">https://coollogo.com/</text:span></text:a> to generate a logo with your first and last name, with some kind of background</text:p>
      <text:p text:style-name="P11"><text:span text:style-name="T9"><text:s/>📕 </text:span><text:span text:style-name="T10">To submit: </text:span>image named as “UDXXactividadYY-yourname.png”.</text:p>
      <text:list xml:id="list1236993229518" text:continue-numbering="true" text:style-name="WWNum2">
        <text:list-item>
          <text:p text:style-name="P29"><text:bookmark text:name="_prlcuwla7k5b"/>Activity 02</text:p>
        </text:list-item>
      </text:list>
      <text:p text:style-name="P10">Use the website <text:a xlink:type="simple" xlink:href="https://www.remove.bg/es" text:style-name="ListLabel_20_10" text:visited-style-name="ListLabel_20_10"><text:span text:style-name="T20">https://www.remove.bg/es</text:span></text:a> to remove the background of an image from the previous activity.</text:p>
      <text:p text:style-name="P11"><text:span text:style-name="T9"><text:s/>📕 </text:span><text:span text:style-name="T10">To submit: </text:span>image named as “UDXXactividadYY-yourname.png”.</text:p>
      <text:list xml:id="list1237554035971" text:continue-numbering="true" text:style-name="WWNum2">
        <text:list-item>
          <text:p text:style-name="P29"><text:bookmark text:name="_2jrdb1qtixer"/>Activity 03</text:p>
        </text:list-item>
      </text:list>
      <text:p text:style-name="Standard">Use an online image generation system like <text:a xlink:type="simple" xlink:href="https://www.craiyon.com/" text:style-name="ListLabel_20_10" text:visited-style-name="ListLabel_20_10"><text:span text:style-name="T20">https://www.craiyon.com/</text:span></text:a> or <text:a xlink:type="simple" xlink:href="https://huggingface.co/spaces/multimodalart/latentdiffusion" text:style-name="ListLabel_20_10" text:visited-style-name="ListLabel_20_10"><text:span text:style-name="T20">https://huggingface.co/spaces/multimodalart/latentdiffusion</text:span></text:a> or <text:a xlink:type="simple" xlink:href="https://stablediffusionweb.com/" text:style-name="ListLabel_20_10" text:visited-style-name="ListLabel_20_10"><text:span text:style-name="T20">https://stablediffusionweb.com/</text:span></text:a> that generates an image of “Homer Simpson in manga style studying office applications” (remember that in these applications you must give the description in English). Generate some until you consider it is quite descriptive with what is requested.</text:p>
      <text:p text:style-name="P11"><text:span text:style-name="T9"><text:s/>📕 </text:span><text:span text:style-name="T10">To submit: </text:span>image named as “UDXXactividadYY-yourname.png”.</text:p>
      <text:list xml:id="list1238191959568" text:continue-numbering="true" text:style-name="WWNum2">
        <text:list-item>
          <text:p text:style-name="P29"><text:bookmark text:name="_2onmo9h3ztu2"/>Activity 04</text:p>
        </text:list-item>
      </text:list>
      <text:p text:style-name="Standard">Using the website <text:a xlink:type="simple" xlink:href="https://onlineimagetools.com/" text:style-name="ListLabel_20_10" text:visited-style-name="ListLabel_20_10"><text:span text:style-name="T20">https://onlineimagetools.com/</text:span></text:a> or <text:a xlink:type="simple" xlink:href="https://tinywow.com/" text:style-name="ListLabel_20_10" text:visited-style-name="ListLabel_20_10"><text:span text:style-name="T20">https://tinywow.com/</text:span></text:a> perform the following operations on the previously generated image. The operations are:</text:p>
      <text:list xml:id="list2181290831" text:style-name="WWNum1">
        <text:list-item>
          <text:p text:style-name="P26">Defocus a face.</text:p>
        </text:list-item>
        <text:list-item>
          <text:p text:style-name="P27">Pixelate a face.</text:p>
        </text:list-item>
        <text:list-item>
          <text:p text:style-name="P27">Convert to grayscale image.</text:p>
        </text:list-item>
        <text:list-item>
          <text:p text:style-name="P27">Reduce image quality and weight.</text:p>
        </text:list-item>
        <text:list-item>
          <text:p text:style-name="P27">Flip image vertically.</text:p>
        </text:list-item>
        <text:list-item>
          <text:p text:style-name="P27">Crop face from image.</text:p>
        </text:list-item>
        <text:list-item>
          <text:p text:style-name="P27">Add text to image.</text:p>
        </text:list-item>
        <text:list-item>
          <text:p text:style-name="P27">Add border to an image.</text:p>
        </text:list-item>
        <text:list-item>
          <text:p text:style-name="P28">Convert image from PNG to JPEG.</text:p>
        </text:list-item>
      </text:list>
      <text:p text:style-name="Standard">Also, using <text:a xlink:type="simple" xlink:href="https://letsenhance.io/" text:style-name="ListLabel_20_10" text:visited-style-name="ListLabel_20_10"><text:span text:style-name="T20">https://letsenhance.io/</text:span></text:a> or similar website, increase the quality of the original image. Each operation must be saved in a different image.</text:p>
      <text:p text:style-name="P11"><text:span text:style-name="T9"><text:s/>📕 </text:span><text:span text:style-name="T10">To submit: </text:span>each of the generated images. These images must be named as follows: “UDXXactividadYY-operacionZZ-yourname.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7. Assessable activities 01</text:span></text:p>
      </style:header>
      <style:footer>
        <text:p text:style-name="MP4"><text:span text:style-name="MT1">Aplicaciones Ofimáticas (Office Applications)<text:tab/><text:tab/>Unit 07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52" meta:word-count="457" meta:character-count="2994" meta:non-whitespace-character-count="2589"/>
    <meta:generator>LibreOfficeDev/6.0.5.2$Linux_X86_64 LibreOffice_project/</meta:generator>
  </office:meta>
</office:document-meta>
</file>